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ack" svg:font-family="Hack"/>
    <style:font-face style:name="Hack Nerd Font" svg:font-family="'Hack Nerd Font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928374" loext:opacity="100%" style:font-name="Hack Nerd Font" fo:font-size="10.5pt" fo:font-style="normal" officeooo:paragraph-rsid="001f490e" fo:background-color="transparent" style:font-size-asian="10.5pt" style:font-style-asian="normal" style:font-size-complex="10.5pt" style:font-style-complex="normal"/>
    </style:style>
    <style:style style:name="P2" style:family="paragraph" style:parent-style-name="Standard" style:master-page-name="HTML">
      <style:paragraph-properties style:line-height-at-least="0.503cm" style:page-number="auto"/>
      <style:text-properties fo:color="#383a42" loext:opacity="100%" style:font-name="Hack" fo:font-size="10.5pt" fo:font-style="normal" officeooo:paragraph-rsid="0029ca6e" fo:background-color="#fafafa" style:font-size-asian="10.5pt" style:font-style-asian="normal" style:font-size-complex="10.5pt" style:font-style-complex="normal"/>
    </style:style>
    <style:style style:name="P3" style:family="paragraph" style:parent-style-name="Standard">
      <style:paragraph-properties style:line-height-at-least="0.503cm"/>
      <style:text-properties fo:color="#383a42" loext:opacity="100%" style:font-name="Hack" fo:font-size="10.5pt" fo:font-style="normal" officeooo:paragraph-rsid="002c4a42" fo:background-color="#fafafa" style:font-size-asian="10.5pt" style:font-style-asian="normal" style:font-size-complex="10.5pt" style:font-style-complex="normal"/>
    </style:style>
    <style:style style:name="P4" style:family="paragraph" style:parent-style-name="Standard">
      <style:paragraph-properties style:line-height-at-least="0.503cm"/>
      <style:text-properties fo:color="#383a42" loext:opacity="100%" style:font-name="Hack" fo:font-size="10.5pt" fo:font-style="normal" officeooo:paragraph-rsid="002dcd69" fo:background-color="#fafafa" style:font-size-asian="10.5pt" style:font-style-asian="normal" style:font-size-complex="10.5pt" style:font-style-complex="normal"/>
    </style:style>
    <style:style style:name="P5" style:family="paragraph" style:parent-style-name="Standard">
      <style:paragraph-properties style:line-height-at-least="0.503cm"/>
      <style:text-properties fo:color="#383a42" loext:opacity="100%" style:font-name="Hack" fo:font-size="10.5pt" fo:font-style="normal" officeooo:paragraph-rsid="002eed1c" fo:background-color="#fafafa" style:font-size-asian="10.5pt" style:font-style-asian="normal" style:font-size-complex="10.5pt" style:font-style-complex="normal"/>
    </style:style>
    <style:style style:name="T1" style:family="text">
      <style:text-properties fo:color="#5c6370" loext:opacity="100%"/>
    </style:style>
    <style:style style:name="T2" style:family="text">
      <style:text-properties fo:color="#5c6370" loext:opacity="100%" fo:font-style="italic"/>
    </style:style>
    <style:style style:name="T3" style:family="text">
      <style:text-properties fo:color="#5c6370" loext:opacity="100%" fo:font-style="italic" officeooo:rsid="0027eac0"/>
    </style:style>
    <style:style style:name="T4" style:family="text">
      <style:text-properties fo:color="#5c6370" loext:opacity="100%" fo:font-style="italic" officeooo:rsid="0028cc2c"/>
    </style:style>
    <style:style style:name="T5" style:family="text">
      <style:text-properties fo:color="#5c6370" loext:opacity="100%" officeooo:rsid="0028cc2c"/>
    </style:style>
    <style:style style:name="T6" style:family="text">
      <style:text-properties fo:color="#a626a4" loext:opacity="100%"/>
    </style:style>
    <style:style style:name="T7" style:family="text">
      <style:text-properties fo:color="#fa428f" loext:opacity="100%"/>
    </style:style>
    <style:style style:name="T8" style:family="text">
      <style:text-properties fo:color="#4078f2" loext:opacity="100%"/>
    </style:style>
    <style:style style:name="T9" style:family="text">
      <style:text-properties fo:color="#50a14f" loext:opacity="100%"/>
    </style:style>
    <style:style style:name="T10" style:family="text">
      <style:text-properties fo:color="#986801" loext:opacity="100%"/>
    </style:style>
    <style:style style:name="T11" style:family="text">
      <style:text-properties fo:color="#e45649" loext:opacity="100%"/>
    </style:style>
    <style:style style:name="T12" style:family="text">
      <style:text-properties fo:color="#0184bc" loext:opacity="100%"/>
    </style:style>
    <style:style style:name="T13" style:family="text">
      <style:text-properties fo:color="#c18401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#</text:span><text:span text:style-name="T1"> </text:span><text:span text:style-name="T2">================================ 1 -- Advanced OOP ============================</text:span><text:line-break/><text:line-break/><text:line-break/><text:span text:style-name="T2">#</text:span><text:span text:style-name="T1"> </text:span><text:span text:style-name="T2">================ module 1 - OOP fondations ====================</text:span><text:line-break/><text:span text:style-name="T6">class</text:span> <text:span text:style-name="T13">Voiture</text:span>:<text:line-break/>nb_roues <text:span text:style-name="T7">=</text:span> <text:span text:style-name="T10">4</text:span><text:line-break/><text:line-break/> <text:s text:c="3"/><text:span text:style-name="T6">def</text:span> <text:span text:style-name="T8">rouler</text:span>(<text:span text:style-name="T10">self</text:span>):<text:line-break/> <text:s text:c="7"/><text:span text:style-name="T6">pass</text:span><text:line-break/><text:line-break/><text:line-break/><text:span text:style-name="T2">#</text:span><text:span text:style-name="T1"> </text:span><text:span text:style-name="T2">le création d'une var. d'instance peu se faire dans une autre méthode que la méthode __init__</text:span><text:line-break/><text:span text:style-name="T2">#</text:span><text:span text:style-name="T1"> </text:span><text:span text:style-name="T2">elle peut aussi se faire directem</text:span><text:span text:style-name="T4">e</text:span><text:span text:style-name="T2">nt par : (mais à eviter)</text:span><text:line-break/>ma_voiture <text:span text:style-name="T7">=</text:span> <text:span text:style-name="T8">Voiture</text:span>()<text:line-break/>ma_voiture<text:span text:style-name="T7">.</text:span>nouvelle_var_instance <text:span text:style-name="T7">=</text:span> <text:span text:style-name="T10">100</text:span><text:line-break/><text:line-break/><text:span text:style-name="T2">#</text:span><text:span text:style-name="T1"> </text:span><text:span text:style-name="T2">pour une classe Voiture donnée :</text:span><text:line-break/>Voiture<text:span text:style-name="T7">.</text:span><text:span text:style-name="T11">__class__</text:span> <text:span text:style-name="T2">#</text:span><text:span text:style-name="T1"> </text:span><text:span text:style-name="T2">==&gt; '&lt;class Type&gt;'</text:span><text:line-break/>ma_voiture<text:span text:style-name="T7">.</text:span><text:span text:style-name="T11">__class__</text:span> <text:span text:style-name="T2">#</text:span><text:span text:style-name="T1"> </text:span><text:span text:style-name="T2">==&gt; '__main__.Voiture'</text:span><text:line-break/>ma_voiture<text:span text:style-name="T7">.</text:span>rouler<text:span text:style-name="T7">.</text:span><text:span text:style-name="T11">__class__</text:span> <text:span text:style-name="T2">#</text:span><text:span text:style-name="T1"> </text:span><text:span text:style-name="T2">==&gt; &lt;class 'method'&gt;</text:span><text:line-break/><text:line-break/><text:span text:style-name="T2">#</text:span><text:span text:style-name="T1"> </text:span><text:span text:style-name="T2">les var. d'instance sont stockée dans :</text:span><text:line-break/>ma_voiture<text:span text:style-name="T7">.</text:span><text:span text:style-name="T11">__dict__</text:span><text:line-break/><text:line-break/><text:span text:style-name="T2">#</text:span><text:span text:style-name="T1"> </text:span><text:span text:style-name="T2">les variables de classes sont stockés dans :</text:span><text:line-break/>Voiture<text:span text:style-name="T7">.</text:span><text:span text:style-name="T11">__dict__</text:span><text:line-break/><text:line-break/><text:span text:style-name="T2">#</text:span><text:span text:style-name="T1"> </text:span><text:span text:style-name="T2">La valeur d'une variable DOIT être modifié seulement en utilisant le nom de la classe,</text:span><text:line-break/><text:span text:style-name="T2">#</text:span><text:span text:style-name="T1"> </text:span><text:span text:style-name="T2">et non pas l</text:span><text:span text:style-name="T3">a</text:span><text:span text:style-name="T2"> variable d'instance !</text:span><text:line-break/>Voiture<text:span text:style-name="T7">.</text:span>nb_roues <text:span text:style-name="T7">=</text:span> <text:span text:style-name="T10">6</text:span><text:line-break/><text:line-break/><text:span text:style-name="T2">#</text:span><text:span text:style-name="T1"> </text:span><text:span text:style-name="T2">----------------- OOP advanced -----------------------</text:span><text:line-break/><text:line-break/><text:span text:style-name="T2">#</text:span><text:span text:style-name="T1"> </text:span><text:span text:style-name="T2">dunder : Le mot dunder est un raccourci de Double UNDERscore</text:span><text:line-break/><text:span text:style-name="T2">#</text:span><text:span text:style-name="T1"> </text:span><text:span text:style-name="T2">help() =&gt; documentation</text:span><text:line-break/><text:span text:style-name="T2">#</text:span><text:span text:style-name="T1"> </text:span><text:span text:style-name="T2">dir() =&gt; liste rapide s</text:span><text:span text:style-name="T4">o</text:span><text:span text:style-name="T2">us forme d'une list()</text:span><text:line-break/><text:line-break/><text:soft-page-break/><text:span text:style-name="T5"># </text:span><text:span text:style-name="T2">__iadd__, __add__, ... ne pas oublier : return self !</text:span><text:line-break/><text:span text:style-name="T2">#</text:span><text:span text:style-name="T1"> </text:span><text:span text:style-name="T2">heritance = MRO Method Resolution Order</text:span><text:line-break/><text:span text:style-name="T2">#</text:span><text:span text:style-name="T1"> </text:span><text:span text:style-name="T2">AttributeError :si appel d'une méthode inexistante</text:span><text:line-break/><text:span text:style-name="T2">#</text:span><text:span text:style-name="T1"> </text:span><text:span text:style-name="T2">when polymorphism is assumed, it is wise to handle exceptions that could pop up.</text:span><text:line-break/><text:line-break/><text:span text:style-name="T2">#</text:span><text:span text:style-name="T1"> </text:span><text:span text:style-name="T2">args </text:span><text:span text:style-name="T1">– </text:span><text:span text:style-name="T2">refers to a tuple, *args collects all unmatched positional arguments;</text:span><text:line-break/><text:span text:style-name="T2">#</text:span><text:span text:style-name="T1"> </text:span><text:span text:style-name="T2">**kwargs (keyword arguments) </text:span><text:span text:style-name="T1">– </text:span><text:span text:style-name="T2">refers to a dictionary of all unexpected arguments that were passed in the form of keyword=value pairs.</text:span><text:line-break/><text:span text:style-name="T2">#</text:span><text:span text:style-name="T1"> </text:span><text:span text:style-name="T2">Likewise, **kwargs collects all unmatched keyword arguments.</text:span><text:line-break/><text:span text:style-name="T2">#</text:span><text:span text:style-name="T1"> </text:span><text:span text:style-name="T2">args and Kargs may be missing</text:span><text:line-break/><text:line-break/><text:line-break/><text:span text:style-name="T2">#</text:span><text:span text:style-name="T1"> </text:span><text:span text:style-name="T2">================ module 2 - OOP advanced ====================</text:span><text:line-break/><text:line-break/><text:span text:style-name="T2">#</text:span><text:span text:style-name="T1"> </text:span><text:span text:style-name="T2">---------------- DECORATOR ----------------</text:span><text:line-break/><text:line-break/><text:span text:style-name="T2">#</text:span><text:span text:style-name="T1"> </text:span><text:span text:style-name="T2">Decorators are for functions, methods, or classes. Executed </text:span><text:span text:style-name="T4">AFTER</text:span><text:span text:style-name="T2"> and/or </text:span><text:span text:style-name="T4">BEFORE</text:span><text:span text:style-name="T2"> decorated object</text:span><text:line-break/><text:span text:style-name="T2">#</text:span><text:span text:style-name="T1"> </text:span><text:span text:style-name="T2">used for : arguments validation/modification, modification of returned objects, e measurement of execution time, logging, thread synchro, caching, etc</text:span><text:line-break/><text:span text:style-name="T2">#</text:span><text:span text:style-name="T1"> </text:span><text:span text:style-name="T2">Decorator Stacking : @Outer -&gt; @Inner -&gt; function -&gt; @Inner -&gt; @Outer</text:span><text:line-break/><text:span text:style-name="T2">#</text:span><text:span text:style-name="T1"> </text:span><text:span text:style-name="T2">Class as a decorator : __init__ for self and the __call__ method, in which we call self.func()</text:span><text:line-break/><text:span text:style-name="T2">#</text:span><text:span text:style-name="T1"> </text:span><text:span text:style-name="T2">-&gt; argument of decorator are passed in the __init__ method</text:span><text:line-break/><text:line-break/><text:line-break/><text:span text:style-name="T2">#</text:span><text:span text:style-name="T1"> </text:span><text:span text:style-name="T2">this line defines a decorating function that accepts one parameter 'class_'</text:span><text:line-break/><text:span text:style-name="T6">def</text:span> <text:span text:style-name="T8">object_counter</text:span>(<text:span text:style-name="T10">class_</text:span>):<text:line-break/> <text:s text:c="3"/><text:span text:style-name="T2">#</text:span><text:span text:style-name="T1"> </text:span><text:span text:style-name="T2">copy of the reference to the __getattribute__ special method.</text:span><text:line-break/> <text:s text:c="3"/>class_<text:span text:style-name="T7">.</text:span>__getattr__orig <text:span text:style-name="T7">=</text:span> class_<text:span text:style-name="T7">.</text:span><text:span text:style-name="T12">__getattribute__</text:span><text:line-break/><text:line-break/><text:span text:style-name="T2">#</text:span><text:span text:style-name="T1"> </text:span><text:span text:style-name="T2">du coup, on definit une nouvelle méthode d'accès aux attributs</text:span><text:line-break/><text:span text:style-name="T6">def</text:span> <text:span text:style-name="T8">new_getattr</text:span>(<text:span text:style-name="T10">self</text:span>, <text:span text:style-name="T10">name</text:span>):<text:line-break/> <text:s text:c="3"/><text:span text:style-name="T6">if</text:span> name <text:span text:style-name="T7">==</text:span> <text:span text:style-name="T9">"mileage"</text:span>:<text:line-break/> <text:s text:c="7"/><text:span text:style-name="T12">print</text:span>(<text:span text:style-name="T9">"We noticed that the mileage attribute was read"</text:span>)<text:line-break/><text:line-break/> <text:s text:c="3"/><text:span text:style-name="T2">#</text:span><text:span text:style-name="T1"> </text:span><text:span text:style-name="T2">on retourne ce qui est demandé à la base</text:span><text:line-break/> <text:s text:c="3"/><text:span text:style-name="T6">return</text:span> class_<text:span text:style-name="T7">.</text:span><text:span text:style-name="T8">__getattr__orig</text:span>(<text:span text:style-name="T11">self</text:span>, name)<text:line-break/><text:line-break/><text:soft-page-break/><text:span text:style-name="T2">#</text:span><text:span text:style-name="T1"> </text:span><text:span text:style-name="T2">on affecte la nouvelle méthode, à so nom originel</text:span><text:line-break/>class_<text:span text:style-name="T7">.</text:span><text:span text:style-name="T12">__getattribute__</text:span> <text:span text:style-name="T7">=</text:span> new_getattr<text:line-break/><text:span text:style-name="T6">return</text:span> class_<text:line-break/><text:line-break/><text:line-break/>@<text:span text:style-name="T8">object_counter</text:span><text:line-break/><text:span text:style-name="T6">class</text:span> <text:span text:style-name="T13">Car</text:span>:<text:line-break/> <text:s text:c="3"/><text:span text:style-name="T6">def</text:span> <text:span text:style-name="T12">__init__</text:span>(<text:span text:style-name="T10">self</text:span>, <text:span text:style-name="T10">VIN</text:span>):<text:line-break/> <text:s text:c="7"/><text:span text:style-name="T11">self</text:span><text:span text:style-name="T7">.</text:span>mileage <text:span text:style-name="T7">=</text:span> <text:span text:style-name="T10">0</text:span><text:line-break/> <text:s text:c="7"/><text:span text:style-name="T11">self</text:span><text:span text:style-name="T7">.</text:span>VIN <text:span text:style-name="T7">=</text:span> VIN<text:line-break/><text:line-break/><text:line-break/>car <text:span text:style-name="T7">=</text:span> <text:span text:style-name="T8">Car</text:span>(<text:span text:style-name="T9">"ABC123"</text:span>)<text:line-break/><text:span text:style-name="T12">print</text:span>(<text:span text:style-name="T9">"The mileage is"</text:span>, car<text:span text:style-name="T7">.</text:span>mileage)<text:line-break/><text:span text:style-name="T12">print</text:span>(<text:span text:style-name="T9">"The VIN is"</text:span>, car<text:span text:style-name="T7">.</text:span>VIN)<text:line-break/><text:line-break/><text:line-break/><text:span text:style-name="T2">#</text:span><text:span text:style-name="T1"> </text:span><text:span text:style-name="T2">---------------- CLASS METHOD ----------------</text:span><text:line-break/><text:span text:style-name="T2">#</text:span><text:span text:style-name="T1"> </text:span><text:span text:style-name="T2">a class method requires 'cls' as the first parameter and a static method does not require self;</text:span><text:line-break/><text:span text:style-name="T2">#</text:span><text:span text:style-name="T1"> </text:span><text:span text:style-name="T2">a class method has the ability to access the state or methods of the class, and a static method does not;</text:span><text:line-break/><text:span text:style-name="T2">#</text:span><text:span text:style-name="T1"> </text:span><text:span text:style-name="T2">a class method is decorated by '@classmethod' and a static method by '@staticmethod';</text:span><text:line-break/><text:span text:style-name="T2">#</text:span><text:span text:style-name="T1"> </text:span><text:span text:style-name="T2">a class method can be used as an alternative way to create objects, and a static method is only a utility method.</text:span><text:line-break/><text:line-break/><text:span text:style-name="T6">class</text:span> <text:span text:style-name="T13">Car</text:span>:<text:line-break/><text:tab/><text:span text:style-name="T6">def</text:span> <text:span text:style-name="T12">__init__</text:span>(<text:span text:style-name="T10">self</text:span>, <text:span text:style-name="T10">vin</text:span>):<text:line-break/><text:tab/><text:tab/><text:span text:style-name="T12">print</text:span>(<text:span text:style-name="T9">"Ordinary __init__ was called for"</text:span>, vin)<text:line-break/><text:tab/><text:tab/><text:span text:style-name="T11">self</text:span><text:span text:style-name="T7">.</text:span>vin <text:span text:style-name="T7">=</text:span> vin<text:line-break/><text:tab/><text:tab/><text:span text:style-name="T11">self</text:span><text:span text:style-name="T7">.</text:span>brand <text:span text:style-name="T7">=</text:span> <text:span text:style-name="T9">""</text:span><text:line-break/><text:line-break/><text:tab/><text:span text:style-name="T2">#</text:span><text:span text:style-name="T1"> </text:span><text:span text:style-name="T2">permet la création d'une instance de classe Car</text:span><text:line-break/><text:tab/>@<text:span text:style-name="T12">classmethod</text:span><text:line-break/><text:tab/><text:span text:style-name="T6">def</text:span> <text:span text:style-name="T8">including_brand</text:span>(<text:span text:style-name="T10">cls</text:span>, <text:span text:style-name="T10">vin</text:span>, <text:span text:style-name="T10">brand</text:span>):<text:line-break/><text:tab/><text:tab/><text:span text:style-name="T12">print</text:span>(<text:span text:style-name="T9">"Class method was called"</text:span>)<text:line-break/><text:tab/><text:tab/>_car <text:span text:style-name="T7">=</text:span> <text:span text:style-name="T8">cls</text:span>(vin)<text:line-break/><text:tab/><text:tab/>_car<text:span text:style-name="T7">.</text:span>brand <text:span text:style-name="T7">=</text:span> brand<text:line-break/><text:tab/><text:tab/><text:span text:style-name="T6">return</text:span> _car <text:span text:style-name="T2">#</text:span><text:span text:style-name="T1"> </text:span><text:span text:style-name="T2">permet la création d'une instance de classe Car</text:span><text:line-break/>car1 <text:span text:style-name="T7">=</text:span> <text:span text:style-name="T8">Car</text:span>(<text:span text:style-name="T9">"ABCD1234"</text:span>)<text:line-break/><text:soft-page-break/>car2 <text:span text:style-name="T7">=</text:span> Car<text:span text:style-name="T7">.</text:span><text:span text:style-name="T8">including_brand</text:span>(<text:span text:style-name="T9">"DEF567"</text:span>, <text:span text:style-name="T9">"NewBrand"</text:span>)<text:line-break/><text:line-break/><text:span text:style-name="T12">print</text:span>(car1<text:span text:style-name="T7">.</text:span>vin, car1<text:span text:style-name="T7">.</text:span>brand)<text:line-break/><text:span text:style-name="T12">print</text:span>(car2<text:span text:style-name="T7">.</text:span>vin, car2<text:span text:style-name="T7">.</text:span>brand)<text:line-break/></text:p>
      <text:p text:style-name="P3"><text:line-break/><text:span text:style-name="T2">#</text:span><text:span text:style-name="T1"> </text:span><text:span text:style-name="T2">---------------- ABSTRACT CLASS ----------------</text:span><text:line-break/><text:span text:style-name="T2">#</text:span><text:span text:style-name="T1"> </text:span><text:span text:style-name="T2">if any of the methods is an abstract one, then the class becomes abstract</text:span><text:line-break/><text:span text:style-name="T2">#</text:span><text:span text:style-name="T1"> </text:span><text:span text:style-name="T2">ABC : Abstract Base Classes</text:span><text:line-break/><text:span text:style-name="T2">#</text:span><text:span text:style-name="T1"> </text:span><text:span text:style-name="T2">all the abstract methods must be overwritten in the subclass (only 'pass' instruction is ok)</text:span><text:line-break/><text:span text:style-name="T2">#</text:span><text:span text:style-name="T1"> </text:span><text:span text:style-name="T2">TypeError if instanciating an abstract class</text:span><text:line-break/><text:span text:style-name="T6">import</text:span> abc<text:line-break/><text:line-break/><text:span text:style-name="T6">class</text:span> <text:span text:style-name="T13">BluePrint</text:span>(<text:span text:style-name="T11">abc</text:span><text:span text:style-name="T7">.</text:span><text:span text:style-name="T13">ABC</text:span>):<text:line-break/><text:tab/>@abc<text:span text:style-name="T7">.</text:span><text:span text:style-name="T8">abstractmethod</text:span><text:line-break/><text:tab/><text:span text:style-name="T6">def</text:span> <text:span text:style-name="T8">hello</text:span>(<text:span text:style-name="T10">self</text:span>):<text:line-break/><text:tab/><text:tab/><text:span text:style-name="T6">pass</text:span><text:line-break/><text:line-break/><text:span text:style-name="T6">class</text:span> <text:span text:style-name="T13">GreenField</text:span>(<text:span text:style-name="T13">BluePrint</text:span>):<text:line-break/><text:tab/><text:span text:style-name="T6">def</text:span> <text:span text:style-name="T8">hello</text:span>(<text:span text:style-name="T10">self</text:span>):<text:line-break/><text:tab/><text:tab/><text:span text:style-name="T12">print</text:span>(<text:span text:style-name="T9">"Welcome to Green Field!"</text:span>)<text:line-break/><text:line-break/>gf <text:span text:style-name="T7">=</text:span> <text:span text:style-name="T8">GreenField</text:span>()<text:line-break/>gf<text:span text:style-name="T7">.</text:span><text:span text:style-name="T8">hello</text:span>()<text:line-break/><text:line-break/><text:span text:style-name="T2">#</text:span><text:span text:style-name="T1"> </text:span><text:span text:style-name="T2">bp = BluePrint() # ---&gt; TypeError: Can't instantiate abstract class BluePrint with abstract methods hello</text:span><text:line-break/><text:line-break/><text:line-break/><text:span text:style-name="T2">#</text:span><text:span text:style-name="T1"> </text:span><text:span text:style-name="T2">---------------- ENCAPSULATION ----------------</text:span><text:line-break/><text:span text:style-name="T2">#</text:span><text:span text:style-name="T1"> </text:span><text:span text:style-name="T2">__var_name @property @var_name.setter @var_name.delete</text:span><text:line-break/><text:span text:style-name="T6">class</text:span> <text:span text:style-name="T13">Tank</text:span>:<text:line-break/><text:tab/><text:span text:style-name="T6">def</text:span> <text:span text:style-name="T12">__init__</text:span>(<text:span text:style-name="T10">self</text:span>, <text:span text:style-name="T10">capacity</text:span>):<text:line-break/><text:tab/><text:span text:style-name="T11">self</text:span><text:span text:style-name="T7">.</text:span>__level <text:span text:style-name="T7">=</text:span> <text:span text:style-name="T10">0</text:span><text:line-break/><text:line-break/><text:tab/>@<text:span text:style-name="T12">property</text:span><text:line-break/><text:tab/><text:span text:style-name="T6">def</text:span> <text:span text:style-name="T8">level</text:span>(<text:span text:style-name="T10">self</text:span>):<text:line-break/><text:tab/><text:tab/><text:span text:style-name="T6">return</text:span> <text:span text:style-name="T11">self</text:span><text:span text:style-name="T7">.</text:span>__level<text:line-break/><text:soft-page-break/><text:line-break/><text:tab/>@level<text:span text:style-name="T7">.</text:span><text:span text:style-name="T8">setter</text:span><text:line-break/><text:tab/><text:span text:style-name="T6">def</text:span> <text:span text:style-name="T8">level</text:span>(<text:span text:style-name="T10">self</text:span>, <text:span text:style-name="T10">new_level</text:span>):<text:line-break/><text:tab/><text:tab/><text:span text:style-name="T11">self</text:span><text:span text:style-name="T7">.</text:span>__level <text:span text:style-name="T7">=</text:span> new_level<text:line-break/><text:line-break/><text:tab/>@level<text:span text:style-name="T7">.</text:span><text:span text:style-name="T8">deleter</text:span><text:line-break/><text:tab/><text:span text:style-name="T6">def</text:span> <text:span text:style-name="T8">level</text:span>(<text:span text:style-name="T10">self</text:span>):<text:line-break/><text:tab/><text:tab/><text:span text:style-name="T11">self</text:span><text:span text:style-name="T7">.</text:span>__level <text:span text:style-name="T7">=</text:span> <text:span text:style-name="T10">None</text:span><text:line-break/><text:tab/><text:tab/><text:span text:style-name="T12">print</text:span>(<text:span text:style-name="T9">"deleter is used"</text:span>)<text:line-break/><text:line-break/><text:span text:style-name="T2">#</text:span><text:span text:style-name="T1"> </text:span><text:span text:style-name="T2">initiate, change, and delete</text:span><text:line-break/>our_tank <text:span text:style-name="T7">=</text:span> <text:span text:style-name="T8">Tank</text:span>(<text:span text:style-name="T10">20</text:span>)<text:line-break/>our_tank<text:span text:style-name="T7">.</text:span>level <text:span text:style-name="T7">=</text:span> <text:span text:style-name="T10">10</text:span><text:line-break/><text:span text:style-name="T6">del</text:span> our_tank<text:span text:style-name="T7">.</text:span>level<text:line-break/></text:p>
      <text:p text:style-name="P3"><text:line-break/><text:span text:style-name="T2">#</text:span><text:span text:style-name="T1"> </text:span><text:span text:style-name="T2">---------------- COMPOSITION ----------------</text:span><text:line-break/><text:span text:style-name="T2">#</text:span><text:span text:style-name="T1"> </text:span><text:span text:style-name="T2">composition transfers additional responsibilities to the developer</text:span><text:line-break/><text:span text:style-name="T2">#</text:span><text:span text:style-name="T1"> </text:span><text:span text:style-name="T2">Composition is a "has a" solution while inheritance is a "is a" relation</text:span><text:line-break/><text:line-break/><text:span text:style-name="T6">class</text:span> <text:span text:style-name="T13">Car</text:span>:<text:line-break/><text:tab/><text:span text:style-name="T6">def</text:span> <text:span text:style-name="T12">__init__</text:span>(<text:span text:style-name="T10">self</text:span>, <text:span text:style-name="T10">engine</text:span>):<text:line-break/><text:tab/><text:span text:style-name="T11">self</text:span><text:span text:style-name="T7">.</text:span>engine <text:span text:style-name="T7">=</text:span> engine<text:line-break/><text:line-break/><text:line-break/><text:span text:style-name="T6">class</text:span> <text:span text:style-name="T13">GasEngine</text:span>:<text:line-break/></text:p>
      <text:p text:style-name="P3"><text:tab/><text:span text:style-name="T6">def</text:span> <text:span text:style-name="T12">__init__</text:span>(<text:span text:style-name="T10">self</text:span>, <text:span text:style-name="T10">horse_power</text:span>):<text:line-break/><text:tab/><text:tab/><text:span text:style-name="T11">self</text:span><text:span text:style-name="T7">.</text:span>hp <text:span text:style-name="T7">=</text:span> horse_power<text:line-break/><text:line-break/><text:tab/><text:span text:style-name="T6">def</text:span> <text:span text:style-name="T8">start</text:span>(<text:span text:style-name="T10">self</text:span>):<text:line-break/><text:tab/><text:tab/><text:span text:style-name="T12">print</text:span>(<text:span text:style-name="T9">"Starting </text:span><text:span text:style-name="T10">{}</text:span><text:span text:style-name="T9">hp gas engine"</text:span><text:span text:style-name="T7">.</text:span><text:span text:style-name="T8">format</text:span>(<text:span text:style-name="T11">self</text:span><text:span text:style-name="T7">.</text:span>hp))<text:line-break/><text:line-break/><text:line-break/><text:span text:style-name="T6">class</text:span> <text:span text:style-name="T13">DieselEngine</text:span>:<text:line-break/><text:tab/><text:span text:style-name="T6">def</text:span> <text:span text:style-name="T12">__init__</text:span>(<text:span text:style-name="T10">self</text:span>, <text:span text:style-name="T10">horse_power</text:span>):<text:line-break/><text:tab/><text:span text:style-name="T11">self</text:span><text:span text:style-name="T7">.</text:span>hp <text:span text:style-name="T7">=</text:span> horse_power<text:line-break/><text:soft-page-break/><text:tab/><text:span text:style-name="T6">def</text:span> <text:span text:style-name="T8">start</text:span>(<text:span text:style-name="T10">self</text:span>):<text:line-break/><text:tab/><text:span text:style-name="T12">print</text:span>(<text:span text:style-name="T9">"Starting </text:span><text:span text:style-name="T10">{}</text:span><text:span text:style-name="T9">hp diesel engine"</text:span><text:span text:style-name="T7">.</text:span><text:span text:style-name="T8">format</text:span>(<text:span text:style-name="T11">self</text:span><text:span text:style-name="T7">.</text:span>hp))<text:line-break/><text:line-break/>my_car <text:span text:style-name="T7">=</text:span> <text:span text:style-name="T8">Car</text:span>(<text:span text:style-name="T8">GasEngine</text:span>(<text:span text:style-name="T10">4</text:span>))<text:line-break/>my_car<text:span text:style-name="T7">.</text:span>engine<text:span text:style-name="T7">.</text:span><text:span text:style-name="T8">start</text:span>()<text:line-break/>my_car<text:span text:style-name="T7">.</text:span>engine <text:span text:style-name="T7">=</text:span> <text:span text:style-name="T8">DieselEngine</text:span>(<text:span text:style-name="T10">2</text:span>)<text:line-break/>my_car<text:span text:style-name="T7">.</text:span>engine<text:span text:style-name="T7">.</text:span><text:span text:style-name="T8">start</text:span>()<text:line-break/><text:line-break/></text:p>
      <text:p text:style-name="P4"><text:span text:style-name="T2">#</text:span><text:span text:style-name="T1"> </text:span><text:span text:style-name="T2">---------------- Inheriting properties from built-in classes ----------------</text:span><text:line-break/><text:span text:style-name="T2">#</text:span><text:span text:style-name="T1"> </text:span><text:span text:style-name="T2">built-in dictionary, equipped with logging mechanism, for writing and reading operations performed</text:span><text:line-break/><text:span text:style-name="T6">from</text:span> datetime <text:span text:style-name="T6">import</text:span> datetime<text:line-break/><text:line-break/><text:line-break/><text:span text:style-name="T6">class</text:span> <text:span text:style-name="T13">MonitoredDict</text:span>(<text:span text:style-name="T13">dict</text:span>):<text:line-break/><text:tab/><text:span text:style-name="T6">def</text:span> <text:span text:style-name="T12">__init__</text:span>(<text:span text:style-name="T10">self</text:span>, <text:span text:style-name="T7">*</text:span><text:span text:style-name="T10">args</text:span>, <text:span text:style-name="T7">**</text:span><text:span text:style-name="T10">kwargs</text:span>):<text:line-break/><text:tab/><text:tab/><text:span text:style-name="T12">super</text:span>()<text:span text:style-name="T7">.</text:span><text:span text:style-name="T12">__init__</text:span>(<text:span text:style-name="T7">*</text:span>args, <text:span text:style-name="T7">**</text:span>kwargs)<text:line-break/><text:tab/><text:tab/><text:span text:style-name="T11">self</text:span><text:span text:style-name="T7">.</text:span>log <text:span text:style-name="T7">=</text:span> <text:span text:style-name="T12">list</text:span>()<text:line-break/><text:tab/><text:tab/><text:span text:style-name="T11">self</text:span><text:span text:style-name="T7">.</text:span><text:span text:style-name="T8">log_timestamp</text:span>(<text:span text:style-name="T9">"MonitoredDict created"</text:span>)<text:line-break/><text:line-break/><text:tab/><text:span text:style-name="T6">def</text:span> <text:span text:style-name="T12">__getitem__</text:span>(<text:span text:style-name="T10">self</text:span>, <text:span text:style-name="T10">key</text:span>):<text:line-break/><text:tab/><text:tab/>val <text:span text:style-name="T7">=</text:span> <text:span text:style-name="T12">super</text:span>()<text:span text:style-name="T7">.</text:span><text:span text:style-name="T12">__getitem__</text:span>(key)<text:line-break/><text:tab/><text:tab/><text:span text:style-name="T11">self</text:span><text:span text:style-name="T7">.</text:span><text:span text:style-name="T8">log_timestamp</text:span>(<text:span text:style-name="T9">"value for key [</text:span><text:span text:style-name="T10">{}</text:span><text:span text:style-name="T9">] retrieved"</text:span><text:span text:style-name="T7">.</text:span><text:span text:style-name="T8">format</text:span>(key))<text:line-break/><text:tab/><text:tab/><text:span text:style-name="T6">return</text:span> val<text:line-break/><text:line-break/><text:tab/><text:span text:style-name="T6">def</text:span> <text:span text:style-name="T12">__setitem__</text:span>(<text:span text:style-name="T10">self</text:span>, <text:span text:style-name="T10">key</text:span>, <text:span text:style-name="T10">val</text:span>):<text:line-break/><text:tab/><text:tab/><text:span text:style-name="T12">super</text:span>()<text:span text:style-name="T7">.</text:span><text:span text:style-name="T12">__setitem__</text:span>(key, val)<text:line-break/><text:tab/><text:tab/><text:span text:style-name="T11">self</text:span><text:span text:style-name="T7">.</text:span><text:span text:style-name="T8">log_timestamp</text:span>(<text:span text:style-name="T9">"value for key [</text:span><text:span text:style-name="T10">{}</text:span><text:span text:style-name="T9">] set"</text:span><text:span text:style-name="T7">.</text:span><text:span text:style-name="T8">format</text:span>(key))<text:line-break/><text:line-break/><text:tab/><text:span text:style-name="T6">def</text:span> <text:span text:style-name="T8">log_timestamp</text:span>(<text:span text:style-name="T10">self</text:span>, <text:span text:style-name="T10">message</text:span>):<text:line-break/><text:tab/><text:tab/>timestampStr <text:span text:style-name="T7">=</text:span> datetime<text:span text:style-name="T7">.</text:span><text:span text:style-name="T8">now</text:span>()<text:span text:style-name="T7">.</text:span><text:span text:style-name="T8">strftime</text:span>(<text:span text:style-name="T9">"</text:span><text:span text:style-name="T10">%Y</text:span><text:span text:style-name="T9">-</text:span><text:span text:style-name="T10">%m</text:span><text:span text:style-name="T9">-</text:span><text:span text:style-name="T10">%d</text:span><text:span text:style-name="T9"> (</text:span><text:span text:style-name="T10">%H</text:span><text:span text:style-name="T9">:</text:span><text:span text:style-name="T10">%M</text:span><text:span text:style-name="T9">:</text:span><text:span text:style-name="T10">%S</text:span><text:span text:style-name="T9">.</text:span><text:span text:style-name="T10">%f</text:span><text:span text:style-name="T9">)"</text:span>)<text:line-break/><text:tab/><text:tab/><text:span text:style-name="T11">self</text:span><text:span text:style-name="T7">.</text:span>log<text:span text:style-name="T7">.</text:span><text:span text:style-name="T8">append</text:span>(<text:span text:style-name="T9">"</text:span><text:span text:style-name="T10">{}</text:span><text:span text:style-name="T9"> </text:span><text:span text:style-name="T10">{}</text:span><text:span text:style-name="T9">"</text:span><text:span text:style-name="T7">.</text:span><text:span text:style-name="T8">format</text:span>(timestampStr, message))<text:line-break/><text:line-break/>kk <text:span text:style-name="T7">=</text:span> <text:span text:style-name="T8">MonitoredDict</text:span>()<text:line-break/>kk[<text:span text:style-name="T10">10</text:span>] <text:span text:style-name="T7">=</text:span> <text:span text:style-name="T10">15</text:span><text:line-break/>kk[<text:span text:style-name="T10">20</text:span>] <text:span text:style-name="T7">=</text:span> <text:span text:style-name="T10">5</text:span><text:line-break/><text:line-break/><text:soft-page-break/><text:span text:style-name="T12">print</text:span>(<text:span text:style-name="T9">"Element kk[10]:"</text:span>, kk[<text:span text:style-name="T10">10</text:span>])<text:line-break/><text:span text:style-name="T12">print</text:span>(<text:span text:style-name="T9">"Whole dictionary:"</text:span>, kk)<text:line-break/><text:span text:style-name="T12">print</text:span>(<text:span text:style-name="T9">"Our log book:"</text:span>)<text:line-break/><text:span text:style-name="T12">print</text:span>(<text:span text:style-name="T9">""</text:span><text:span text:style-name="T7">.</text:span><text:span text:style-name="T8">join</text:span>(kk<text:span text:style-name="T7">.</text:span>log))<text:line-break/><text:line-break/><text:line-break/><text:span text:style-name="T2">#</text:span><text:span text:style-name="T1"> </text:span><text:span text:style-name="T2">================ module 3 - advanced techniques exceptions ====================</text:span><text:line-break/><text:line-break/><text:span text:style-name="T2">#</text:span><text:span text:style-name="T1"> </text:span><text:span text:style-name="T2">---------------- UnicodeError ----------------</text:span><text:line-break/><text:span text:style-name="T6">try</text:span>:<text:line-break/><text:tab/><text:span text:style-name="T6">b</text:span><text:span text:style-name="T9">"</text:span><text:span text:style-name="T12">\x80</text:span><text:span text:style-name="T9">"</text:span><text:span text:style-name="T7">.</text:span><text:span text:style-name="T8">decode</text:span>(<text:span text:style-name="T9">"utf-8"</text:span>)<text:line-break/><text:span text:style-name="T6">except</text:span> UnicodeError <text:span text:style-name="T6">as</text:span> e:<text:line-break/><text:tab/><text:span text:style-name="T12">print</text:span>(e) <text:span text:style-name="T2">#</text:span><text:span text:style-name="T1"> </text:span><text:span text:style-name="T2">'utf-8' codec can't decode byte 0x80 in position 0: invalid start byte</text:span><text:line-break/><text:tab/><text:span text:style-name="T12">print</text:span>(e<text:span text:style-name="T7">.</text:span>encoding) <text:span text:style-name="T2">#</text:span><text:span text:style-name="T1"> </text:span><text:span text:style-name="T2">utf-8</text:span><text:line-break/><text:tab/><text:span text:style-name="T12">print</text:span>(e<text:span text:style-name="T7">.</text:span>reason) <text:span text:style-name="T2">#</text:span><text:span text:style-name="T1"> </text:span><text:span text:style-name="T2">invalid start byte</text:span><text:line-break/><text:tab/><text:span text:style-name="T12">print</text:span>(e<text:span text:style-name="T7">.</text:span>object) <text:span text:style-name="T2">#</text:span><text:span text:style-name="T1"> </text:span><text:span text:style-name="T2">b'\x80'</text:span><text:line-break/><text:tab/><text:span text:style-name="T12">print</text:span>(e<text:span text:style-name="T7">.</text:span>start) <text:span text:style-name="T2">#</text:span><text:span text:style-name="T1"> </text:span><text:span text:style-name="T2">0</text:span><text:line-break/><text:tab/><text:span text:style-name="T12">print</text:span>(e<text:span text:style-name="T7">.</text:span>end) <text:span text:style-name="T2">#</text:span><text:span text:style-name="T1"> </text:span><text:span text:style-name="T2">1</text:span><text:line-break/><text:line-break/><text:line-break/><text:span text:style-name="T2">#</text:span><text:span text:style-name="T1"> </text:span><text:span text:style-name="T2">---------------- chained exception ----------------</text:span><text:line-break/><text:span text:style-name="T2">#</text:span><text:span text:style-name="T1"> </text:span><text:span text:style-name="T2">the __context__ attribute, for implicitly chained exceptions; -</text:span><text:line-break/><text:span text:style-name="T2">#</text:span><text:span text:style-name="T1"> </text:span><text:span text:style-name="T2">implicite : qui est levée alors que le traitement d'une exception précédente était en cours</text:span><text:line-break/><text:span text:style-name="T2">#</text:span><text:span text:style-name="T1"> </text:span><text:span text:style-name="T2">the __cause__ attribute, for explicitly chained exceptions.</text:span><text:line-break/><text:span text:style-name="T2">#</text:span><text:span text:style-name="T1"> </text:span><text:span text:style-name="T2">explicite : translating an exception for unifying behavior of exception handling</text:span><text:line-break/><text:line-break/><text:span text:style-name="T2">#</text:span><text:span text:style-name="T1"> </text:span><text:span text:style-name="T2">---------------- exception implicite ----------------</text:span><text:line-break/>a_list <text:span text:style-name="T7">=</text:span> [<text:span text:style-name="T9">"First error"</text:span>, <text:span text:style-name="T9">"Second error"</text:span>]<text:line-break/><text:line-break/><text:span text:style-name="T6">try</text:span>:<text:line-break/><text:tab/><text:span text:style-name="T12">print</text:span>(a_list[<text:span text:style-name="T10">3</text:span>])<text:line-break/><text:span text:style-name="T6">except</text:span> <text:span text:style-name="T12">Exception</text:span> <text:span text:style-name="T6">as</text:span> e:<text:line-break/><text:tab/><text:span text:style-name="T6">try</text:span>:<text:line-break/><text:tab/><text:tab/><text:span text:style-name="T2">#</text:span><text:span text:style-name="T1"> </text:span><text:span text:style-name="T2">the following line is a developer mistake - they wanted to print progress as 1/10 but wrote 1/0</text:span><text:line-break/><text:tab/><text:tab/><text:span text:style-name="T12">print</text:span>(<text:span text:style-name="T10">1</text:span> <text:span text:style-name="T7">/</text:span> <text:span text:style-name="T10">0</text:span>)<text:line-break/><text:tab/><text:span text:style-name="T6">except</text:span> <text:span text:style-name="T12">ZeroDivisionError</text:span> <text:span text:style-name="T6">as</text:span> f:<text:line-break/><text:tab/><text:tab/><text:span text:style-name="T12">print</text:span>(<text:span text:style-name="T9">"Inner exception (f):"</text:span>, f)<text:line-break/><text:soft-page-break/><text:tab/><text:tab/><text:span text:style-name="T12">print</text:span>(<text:span text:style-name="T9">"Outer exception (e):"</text:span>, e)<text:line-break/><text:tab/><text:tab/><text:span text:style-name="T12">print</text:span>(<text:span text:style-name="T9">"Outer exception referenced:"</text:span>, f<text:span text:style-name="T7">.</text:span>__context__)<text:line-break/><text:tab/><text:tab/><text:span text:style-name="T12">print</text:span>(<text:span text:style-name="T9">"Is it the same object:"</text:span>, f<text:span text:style-name="T7">.</text:span>__context__ <text:span text:style-name="T7">is</text:span> e) <text:span text:style-name="T2">#</text:span><text:span text:style-name="T1"> </text:span><text:span text:style-name="T2">True</text:span><text:line-break/><text:line-break/><text:span text:style-name="T2">#</text:span><text:span text:style-name="T1"> </text:span><text:span text:style-name="T2">---------------- exception explicite ----------------</text:span><text:line-break/><text:span text:style-name="T6">class</text:span> <text:span text:style-name="T13">RocketNotReadyError</text:span>(<text:span text:style-name="T13">Exception</text:span>):<text:line-break/><text:tab/><text:span text:style-name="T6">pass</text:span><text:line-break/><text:line-break/><text:span text:style-name="T6">def</text:span> <text:span text:style-name="T8">personnel_check</text:span>():<text:line-break/><text:tab/><text:span text:style-name="T6">try</text:span>:<text:line-break/><text:tab/><text:tab/><text:span text:style-name="T12">print</text:span>(<text:span text:style-name="T9">"</text:span><text:span text:style-name="T12">\t</text:span><text:span text:style-name="T9">The captain's name is"</text:span>, crew[<text:span text:style-name="T10">0</text:span>])<text:line-break/><text:tab/><text:tab/><text:span text:style-name="T12">print</text:span>(<text:span text:style-name="T9">"</text:span><text:span text:style-name="T12">\t</text:span><text:span text:style-name="T9">The pilot's name is"</text:span>, crew[<text:span text:style-name="T10">1</text:span>])<text:line-break/><text:tab/><text:tab/><text:span text:style-name="T12">print</text:span>(<text:span text:style-name="T9">"</text:span><text:span text:style-name="T12">\t</text:span><text:span text:style-name="T9">The mechanic's name is"</text:span>, crew[<text:span text:style-name="T10">2</text:span>])<text:line-break/><text:tab/><text:tab/><text:span text:style-name="T12">print</text:span>(<text:span text:style-name="T9">"</text:span><text:span text:style-name="T12">\t</text:span><text:span text:style-name="T9">The navigator's name is"</text:span>, crew[<text:span text:style-name="T10">3</text:span>])<text:line-break/><text:tab/><text:span text:style-name="T6">except</text:span> <text:span text:style-name="T12">IndexError</text:span> <text:span text:style-name="T6">as</text:span> e:<text:line-break/><text:tab/><text:tab/><text:span text:style-name="T6">raise</text:span> <text:span text:style-name="T8">RocketNotReadyError</text:span>(<text:span text:style-name="T9">"Crew is incomplete"</text:span>) <text:span text:style-name="T6">from</text:span> e<text:line-break/><text:line-break/><text:span text:style-name="T6">def</text:span> <text:span text:style-name="T8">fuel_check</text:span>():<text:line-break/><text:tab/><text:span text:style-name="T6">try</text:span>:<text:line-break/><text:tab/><text:span text:style-name="T12">print</text:span>(<text:span text:style-name="T9">"Fuel tank is full in </text:span><text:span text:style-name="T10">{}</text:span><text:span text:style-name="T9">%"</text:span><text:span text:style-name="T7">.</text:span><text:span text:style-name="T8">format</text:span>(<text:span text:style-name="T10">100</text:span> <text:span text:style-name="T7">/</text:span> <text:span text:style-name="T10">0</text:span>))<text:line-break/><text:tab/><text:span text:style-name="T6">except</text:span> <text:span text:style-name="T12">ZeroDivisionError</text:span> <text:span text:style-name="T6">as</text:span> e:<text:line-break/><text:tab/><text:span text:style-name="T6">raise</text:span> <text:span text:style-name="T8">RocketNotReadyError</text:span>(<text:span text:style-name="T9">"Problem with fuel gauge"</text:span>) <text:span text:style-name="T6">from</text:span> e<text:line-break/><text:line-break/>crew <text:span text:style-name="T7">=</text:span> [<text:span text:style-name="T9">"John"</text:span>, <text:span text:style-name="T9">"Mary"</text:span>, <text:span text:style-name="T9">"Mike"</text:span>]<text:line-break/>fuel <text:span text:style-name="T7">=</text:span> <text:span text:style-name="T10">100</text:span><text:line-break/>check_list <text:span text:style-name="T7">=</text:span> [personnel_check, fuel_check]<text:line-break/><text:line-break/><text:span text:style-name="T12">print</text:span>(<text:span text:style-name="T9">"Final check procedure"</text:span>)<text:line-break/><text:line-break/><text:span text:style-name="T6">for</text:span> check <text:span text:style-name="T6">in</text:span> check_list:<text:line-break/><text:tab/><text:span text:style-name="T6">try</text:span>:<text:line-break/><text:tab/><text:tab/><text:span text:style-name="T8">check</text:span>()<text:line-break/><text:tab/><text:span text:style-name="T6">except</text:span> RocketNotReadyError <text:span text:style-name="T6">as</text:span> f:<text:line-break/><text:tab/><text:tab/><text:span text:style-name="T12">print</text:span>(<text:span text:style-name="T9">'RocketNotReady exception: "</text:span><text:span text:style-name="T10">{}</text:span><text:span text:style-name="T9">", caused by "</text:span><text:span text:style-name="T10">{}</text:span><text:span text:style-name="T9">"'</text:span><text:span text:style-name="T7">.</text:span><text:span text:style-name="T8">format</text:span>(f, f<text:span text:style-name="T7">.</text:span>__cause__))<text:line-break/><text:line-break/></text:p>
      <text:p text:style-name="P5"><text:line-break/><text:soft-page-break/><text:span text:style-name="T2">#</text:span><text:span text:style-name="T1"> </text:span><text:span text:style-name="T2">---------------- traceback ----------------</text:span><text:line-break/><text:span text:style-name="T6">import</text:span> traceback<text:line-break/><text:line-break/><text:span text:style-name="T6">try</text:span>:<text:line-break/>x <text:span text:style-name="T7">=</text:span> <text:span text:style-name="T10">100</text:span> <text:span text:style-name="T7">/</text:span> <text:span text:style-name="T10">0</text:span><text:line-break/><text:line-break/><text:span text:style-name="T6">except</text:span> <text:span text:style-name="T12">Exception</text:span> <text:span text:style-name="T6">as</text:span> f:<text:line-break/><text:tab/><text:span text:style-name="T12">print</text:span>(f<text:span text:style-name="T7">.</text:span>__traceback__) <text:span text:style-name="T2">#</text:span><text:span text:style-name="T1"> </text:span><text:span text:style-name="T2">&lt;traceback object at 0x7f3b06928b40&gt;</text:span><text:line-break/><text:tab/><text:span text:style-name="T12">print</text:span>(<text:span text:style-name="T12">type</text:span>(f<text:span text:style-name="T7">.</text:span>__traceback__)) <text:span text:style-name="T2">#</text:span><text:span text:style-name="T1"> </text:span><text:span text:style-name="T2">&lt;class 'traceback'&gt;</text:span><text:line-break/><text:line-break/><text:tab/>details <text:span text:style-name="T7">=</text:span> traceback<text:span text:style-name="T7">.</text:span><text:span text:style-name="T8">format_tb</text:span>(f<text:span text:style-name="T7">.</text:span>__traceback__)<text:line-break/><text:tab/><text:span text:style-name="T12">print</text:span>(<text:span text:style-name="T9">""</text:span><text:span text:style-name="T7">.</text:span><text:span text:style-name="T8">join</text:span>(details))<text:line-break/><text:line-break/><text:line-break/><text:span text:style-name="T2">#</text:span><text:span text:style-name="T1"> </text:span><text:span text:style-name="T2">================ module 4 - objects persistence ====================</text:span><text:line-break/><text:line-break/><text:span text:style-name="T2">#</text:span><text:span text:style-name="T1"> </text:span><text:span text:style-name="T2">------------------------------------ id shallow and deep copy -----</text:span><text:line-break/><text:span text:style-name="T2">#</text:span><text:span text:style-name="T1"> </text:span><text:span text:style-name="T2">id() is is the address of the object in the memory</text:span><text:line-break/><text:span text:style-name="T2">#</text:span><text:span text:style-name="T1"> </text:span><text:span text:style-name="T2">avoid naming a variable as id</text:span><text:line-break/><text:span text:style-name="T2">#</text:span><text:span text:style-name="T1"> </text:span><text:span text:style-name="T2">a shallow copy is only one level deep</text:span><text:line-break/><text:span text:style-name="T2">#</text:span><text:span text:style-name="T1"> </text:span><text:span text:style-name="T2">deep copy might cause problems when there are cyclic references in the structure to be copied</text:span><text:line-break/><text:span text:style-name="T2">#</text:span><text:span text:style-name="T1"> </text:span><text:span text:style-name="T2">a deep copy operation takes significantly more time than any shallow copy operation;</text:span><text:line-break/><text:span text:style-name="T6">import</text:span> copy<text:line-break/><text:line-break/>l1 <text:span text:style-name="T7">=</text:span> [<text:span text:style-name="T9">"a"</text:span>, [<text:span text:style-name="T10">1</text:span>, <text:span text:style-name="T10">2</text:span>, <text:span text:style-name="T10">3</text:span>]]<text:line-break/>shallow_copy_list <text:span text:style-name="T7">=</text:span> copy<text:span text:style-name="T7">.</text:span><text:span text:style-name="T8">copy</text:span>(l1)<text:line-break/>deep_copy_list <text:span text:style-name="T7">=</text:span> copy<text:span text:style-name="T7">.</text:span><text:span text:style-name="T8">deepcopy</text:span>(l1)<text:line-break/><text:line-break/><text:span text:style-name="T2">#</text:span><text:span text:style-name="T1"> </text:span><text:span text:style-name="T2">a deep copy is really deep</text:span><text:line-break/>l1 <text:span text:style-name="T7">=</text:span> [<text:span text:style-name="T10">1</text:span>, <text:span text:style-name="T10">2</text:span>, [<text:span text:style-name="T9">"Arthur"</text:span>, <text:span text:style-name="T9">"Bob"</text:span>, {<text:span text:style-name="T9">"pays"</text:span>: [<text:span text:style-name="T9">"France"</text:span>, <text:span text:style-name="T9">"Italie"</text:span>]}]]<text:line-break/>l2 <text:span text:style-name="T7">=</text:span> copy<text:span text:style-name="T7">.</text:span><text:span text:style-name="T8">deepcopy</text:span>(l1)<text:line-break/>l2[<text:span text:style-name="T10">2</text:span>][<text:span text:style-name="T10">2</text:span>][<text:span text:style-name="T9">"pays"</text:span>][<text:span text:style-name="T10">1</text:span>] <text:span text:style-name="T7">=</text:span> <text:span text:style-name="T9">"Belgique"</text:span><text:line-break/><text:span text:style-name="T2">#</text:span><text:span text:style-name="T1"> </text:span><text:span text:style-name="T2">l1 ==&gt; [1, 2, ['Arthur', 'Bob', {'pays': ['France', 'Italie']}]]</text:span><text:line-break/><text:span text:style-name="T2">#</text:span><text:span text:style-name="T1"> </text:span><text:span text:style-name="T2">l2 ==&gt; [1, 2, ['Arthur', 'Bob', {'pays': ['France', 'Belgique']}]]</text:span><text:line-break/></text:p>
      <text:p text:style-name="P5"/>
      <text:p text:style-name="P5"><text:line-break/><text:soft-page-break/><text:span text:style-name="T2">#</text:span><text:span text:style-name="T1"> </text:span><text:span text:style-name="T2">------------------------------------ Serialization with pickle ----------------</text:span><text:line-break/><text:span text:style-name="T2">#</text:span><text:span text:style-name="T1"> </text:span><text:span text:style-name="T2">types that can be pickled</text:span><text:line-break/><text:span text:style-name="T2">#</text:span><text:span text:style-name="T1"> </text:span><text:span text:style-name="T2">None, booleans, integers, floating-point numbers, complex numbers, strings, bytes, bytearrays;</text:span><text:line-break/><text:span text:style-name="T2">#</text:span><text:span text:style-name="T1"> </text:span><text:span text:style-name="T2">tuples, lists, sets, and dictionaries containing pickleable objects;</text:span><text:line-break/><text:span text:style-name="T2">#</text:span><text:span text:style-name="T1"> </text:span><text:span text:style-name="T2">objects, including objects with references to other objects (remember to avoid cycles!)</text:span><text:line-break/><text:span text:style-name="T2">#</text:span><text:span text:style-name="T1"> </text:span><text:span text:style-name="T2">references to functions and classes, but not their definitions.</text:span><text:line-break/><text:line-break/><text:span text:style-name="T2">#</text:span><text:span text:style-name="T1"> </text:span><text:span text:style-name="T2">main method are : import pickle, pickle.dump(), pickle.load()</text:span><text:line-break/><text:span text:style-name="T2">#</text:span><text:span text:style-name="T1"> </text:span><text:span text:style-name="T2">for serialized object : pickle.dumps() and pickle.loads()</text:span><text:line-break/><text:span text:style-name="T2">#</text:span><text:span text:style-name="T1"> </text:span><text:span text:style-name="T2">the order in which the objects were persisted (dump)</text:span><text:line-break/><text:span text:style-name="T2">#</text:span><text:span text:style-name="T1"> </text:span><text:span text:style-name="T2">and the deserialization (.load) code should follow the same order.</text:span><text:line-break/><text:line-break/><text:span text:style-name="T2">#</text:span><text:span text:style-name="T1"> </text:span><text:span text:style-name="T2">non-pickleable objects will raise the PicklingError exception</text:span><text:line-break/><text:span text:style-name="T2">#</text:span><text:span text:style-name="T1"> </text:span><text:span text:style-name="T2">pickling a function or class, pickles only the name, not the code</text:span><text:line-break/><text:span text:style-name="T2">#</text:span><text:span text:style-name="T1"> </text:span><text:span text:style-name="T2">avoid pickling highly recursive data structure -&gt; 'RecursionError'</text:span><text:line-break/><text:span text:style-name="T2">#</text:span><text:span text:style-name="T1"> </text:span><text:span text:style-name="T2">'AttributeError' if function/class code in missing when reading the pickle file</text:span><text:line-break/><text:line-break/><text:span text:style-name="T2">#</text:span><text:span text:style-name="T1"> </text:span><text:span text:style-name="T2">picke module is a Python implementation, not compatible with Java/C++ .. =&gt; use JSON or XML</text:span><text:line-break/><text:span text:style-name="T2">#</text:span><text:span text:style-name="T1"> </text:span><text:span text:style-name="T2">use the same version of pickel for serializing and deserializing !</text:span><text:line-break/><text:line-break/><text:span text:style-name="T6">import</text:span> pickle<text:line-break/><text:line-break/>a_list <text:span text:style-name="T7">=</text:span> [<text:span text:style-name="T9">"a"</text:span>, <text:span text:style-name="T10">123</text:span>, [<text:span text:style-name="T10">10</text:span>, <text:span text:style-name="T10">100</text:span>, <text:span text:style-name="T10">1000</text:span>]]<text:line-break/><text:span text:style-name="T12">bytes</text:span> <text:span text:style-name="T7">=</text:span> pickle<text:span text:style-name="T7">.</text:span><text:span text:style-name="T8">dumps</text:span>(a_list)<text:line-break/><text:span text:style-name="T12">print</text:span>(<text:span text:style-name="T9">"Intermediate object type, used to preserve data:"</text:span>, <text:span text:style-name="T12">type</text:span>(<text:span text:style-name="T12">bytes</text:span>))<text:line-break/><text:line-break/><text:span text:style-name="T2">#</text:span><text:span text:style-name="T1"> </text:span><text:span text:style-name="T2">now pass 'bytes' to appropriate driver</text:span><text:line-break/><text:line-break/><text:span text:style-name="T2">#</text:span><text:span text:style-name="T1"> </text:span><text:span text:style-name="T2">therefore when you receive a bytes object from an appropriate driver you can deserialize it</text:span><text:line-break/>b_list <text:span text:style-name="T7">=</text:span> pickle<text:span text:style-name="T7">.</text:span><text:span text:style-name="T8">loads</text:span>(<text:span text:style-name="T12">bytes</text:span>)<text:line-break/><text:span text:style-name="T12">print</text:span>(<text:span text:style-name="T9">"A type of deserialized object:"</text:span>, <text:span text:style-name="T12">type</text:span>(b_list))<text:line-break/><text:span text:style-name="T12">print</text:span>(<text:span text:style-name="T9">"Contents:"</text:span>, b_list)<text:line-break/><text:line-break/></text:p>
      <text:p text:style-name="P5"/>
      <text:p text:style-name="P5"/>
      <text:p text:style-name="P5"><text:line-break/><text:soft-page-break/><text:span text:style-name="T2">#</text:span><text:span text:style-name="T1"> </text:span><text:span text:style-name="T2">------------------------------------ Serialization with shelve-----</text:span><text:line-break/><text:span text:style-name="T2">#</text:span><text:span text:style-name="T1"> </text:span><text:span text:style-name="T2">objects are pickled and associated with a key. The keys must be ordinary strings.</text:span><text:line-break/><text:span text:style-name="T2">#</text:span><text:span text:style-name="T1"> </text:span><text:span text:style-name="T2">then the order in which objects are serialized no more matters</text:span><text:line-break/><text:line-break/><text:span text:style-name="T2">#</text:span><text:span text:style-name="T1"> </text:span><text:span text:style-name="T2">'r' Open existing database for reading only</text:span><text:line-break/><text:span text:style-name="T2">#</text:span><text:span text:style-name="T1"> </text:span><text:span text:style-name="T2">'w' Open existing database for reading and writing</text:span><text:line-break/><text:span text:style-name="T2">#</text:span><text:span text:style-name="T1"> </text:span><text:span text:style-name="T2">'c' Open database for reading and writing, creating it if it doesn’t exist (this is a default value)</text:span><text:line-break/><text:span text:style-name="T2">#</text:span><text:span text:style-name="T1"> </text:span><text:span text:style-name="T2">'n' Always create a new, empty database, open for reading and writing</text:span><text:line-break/><text:line-break/><text:span text:style-name="T2">#</text:span><text:span text:style-name="T1"> </text:span><text:span text:style-name="T2">sync() or close() flush the buffers</text:span><text:line-break/><text:span text:style-name="T2">#</text:span><text:span text:style-name="T1"> </text:span><text:span text:style-name="T2">shelve is a dict, so we can use : len(), in, keys(), items(), update(), del()</text:span><text:line-break/><text:line-break/><text:span text:style-name="T6">import</text:span> shelve<text:line-break/><text:line-break/>shelve_name <text:span text:style-name="T7">=</text:span> <text:span text:style-name="T9">"first_shelve.shlv"</text:span><text:line-break/><text:line-break/>my_shelve <text:span text:style-name="T7">=</text:span> shelve<text:span text:style-name="T7">.</text:span><text:span text:style-name="T8">open</text:span>(shelve_name, <text:span text:style-name="T10">flag</text:span><text:span text:style-name="T7">=</text:span><text:span text:style-name="T9">"c"</text:span>)<text:line-break/>my_shelve[<text:span text:style-name="T9">"EUR"</text:span>] <text:span text:style-name="T7">=</text:span> {<text:span text:style-name="T9">"code"</text:span>: <text:span text:style-name="T9">"Euro"</text:span>, <text:span text:style-name="T9">"symbol"</text:span>: <text:span text:style-name="T9">"€"</text:span>}<text:line-break/>my_shelve[<text:span text:style-name="T9">"GBP"</text:span>] <text:span text:style-name="T7">=</text:span> {<text:span text:style-name="T9">"code"</text:span>: <text:span text:style-name="T9">"Pounds sterling"</text:span>, <text:span text:style-name="T9">"symbol"</text:span>: <text:span text:style-name="T9">"£"</text:span>}<text:line-break/>my_shelve[<text:span text:style-name="T9">"USD"</text:span>] <text:span text:style-name="T7">=</text:span> {<text:span text:style-name="T9">"code"</text:span>: <text:span text:style-name="T9">"US dollar"</text:span>, <text:span text:style-name="T9">"symbol"</text:span>: <text:span text:style-name="T9">"$"</text:span>}<text:line-break/>my_shelve[<text:span text:style-name="T9">"JPY"</text:span>] <text:span text:style-name="T7">=</text:span> {<text:span text:style-name="T9">"code"</text:span>: <text:span text:style-name="T9">"Japanese yen"</text:span>, <text:span text:style-name="T9">"symbol"</text:span>: <text:span text:style-name="T9">"¥"</text:span>}<text:line-break/>my_shelve<text:span text:style-name="T7">.</text:span><text:span text:style-name="T8">close</text:span>()<text:line-break/><text:line-break/>new_shelve <text:span text:style-name="T7">=</text:span> shelve<text:span text:style-name="T7">.</text:span><text:span text:style-name="T8">open</text:span>(shelve_name)<text:line-break/><text:span text:style-name="T12">print</text:span>(new_shelve[<text:span text:style-name="T9">"USD"</text:span>])<text:line-break/>new_shelve<text:span text:style-name="T7">.</text:span><text:span text:style-name="T8">close</text:span>()<text:line-break/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line-break/><text:soft-page-break/><text:span text:style-name="T2">#</text:span><text:span text:style-name="T1"> </text:span><text:span text:style-name="T2">================ module 5 - metaprogramming ====================</text:span><text:line-break/><text:span text:style-name="T2">#</text:span><text:span text:style-name="T1"> </text:span><text:span text:style-name="T2">technique in which computer programs have the ability to modify their own or other programs’ codes</text:span><text:line-break/><text:line-break/><text:span text:style-name="T2">#</text:span><text:span text:style-name="T1"> </text:span><text:span text:style-name="T2">------------------------------------ metaclass -----</text:span><text:line-break/><text:span text:style-name="T2">#</text:span><text:span text:style-name="T1"> </text:span><text:span text:style-name="T2">metaclass : a metaclass is a class whose instances are classes.</text:span><text:line-break/><text:span text:style-name="T2">#</text:span><text:span text:style-name="T1"> </text:span><text:span text:style-name="T2">The typical use cases : logging/registering classes at creation time/interface checking/automatically adding new methods/variables.</text:span><text:line-break/><text:span text:style-name="T2">#</text:span><text:span text:style-name="T1"> </text:span><text:span text:style-name="T2">the type of the metaclass type is type !</text:span><text:line-break/><text:span text:style-name="T2">#</text:span><text:span text:style-name="T1"> </text:span><text:span text:style-name="T2">metaclasses are subclasses of the type class.</text:span><text:line-break/><text:span text:style-name="T6">class</text:span> <text:span text:style-name="T13">Dog</text:span>:<text:line-break/><text:span text:style-name="T6">pass</text:span><text:line-break/><text:line-break/>dog <text:span text:style-name="T7">=</text:span> <text:span text:style-name="T8">Dog</text:span>()<text:line-break/>dog<text:span text:style-name="T7">.</text:span><text:span text:style-name="T11">__class__</text:span> <text:span text:style-name="T2">#</text:span><text:span text:style-name="T1"> </text:span><text:span text:style-name="T2">&lt;class '__main__.Dog'&gt; also = type(dog)</text:span><text:line-break/>dog<text:span text:style-name="T7">.</text:span><text:span text:style-name="T11">__dict__</text:span> <text:span text:style-name="T2">#</text:span><text:span text:style-name="T1"> </text:span><text:span text:style-name="T2">{}</text:span><text:line-break/><text:line-break/>Dog<text:span text:style-name="T7">.</text:span><text:span text:style-name="T11">__name__</text:span> <text:span text:style-name="T2">#</text:span><text:span text:style-name="T1"> </text:span><text:span text:style-name="T2">Dog</text:span><text:line-break/>Dog<text:span text:style-name="T7">.</text:span><text:span text:style-name="T11">__class__</text:span> <text:span text:style-name="T2">#</text:span><text:span text:style-name="T1"> </text:span><text:span text:style-name="T2">&lt;class 'type'&gt;</text:span><text:line-break/>Dog<text:span text:style-name="T7">.</text:span><text:span text:style-name="T11">__bases__</text:span> <text:span text:style-name="T2">#</text:span><text:span text:style-name="T1"> </text:span><text:span text:style-name="T2">(&lt;class 'object'&gt;,)</text:span><text:line-break/>Dog<text:span text:style-name="T7">.</text:span><text:span text:style-name="T11">__dict__</text:span> <text:span text:style-name="T2">#</text:span><text:span text:style-name="T1"> </text:span><text:span text:style-name="T2">{'__module__': '__main__', '__dict__': &lt;attribute '__dict__' of 'Dog' objects&gt;, '__weakref__': &lt;attribute '__weakref__' of 'Dog' objects&gt;, '__doc__': None}</text:span><text:line-break/><text:line-break/><text:line-break/><text:span text:style-name="T2">#</text:span><text:span text:style-name="T1"> </text:span><text:span text:style-name="T2">------------------------------------ type function ----------------</text:span><text:line-break/><text:span text:style-name="T2">#</text:span><text:span text:style-name="T1"> </text:span><text:span text:style-name="T2">basic example</text:span><text:line-break/>Dog2 <text:span text:style-name="T7">=</text:span> <text:span text:style-name="T12">type</text:span>(<text:span text:style-name="T9">"Dog"</text:span>, (), {})<text:line-break/><text:line-break/><text:span text:style-name="T2">#</text:span><text:span text:style-name="T1"> </text:span><text:span text:style-name="T2">more complex example</text:span><text:line-break/><text:span text:style-name="T6">def</text:span> <text:span text:style-name="T8">greetings</text:span>(<text:span text:style-name="T10">self</text:span>):<text:line-break/><text:tab/><text:span text:style-name="T12">print</text:span>(<text:span text:style-name="T9">"Just a greeting function, but it could be something more serious like a check sum"</text:span>)<text:line-break/><text:line-break/><text:span text:style-name="T6">class</text:span> <text:span text:style-name="T13">My_Meta</text:span>(<text:span text:style-name="T13">type</text:span>):<text:line-break/><text:tab/><text:span text:style-name="T6">def</text:span> <text:span text:style-name="T12">__new__</text:span>(<text:span text:style-name="T10">mcs</text:span>, <text:span text:style-name="T10">name</text:span>, <text:span text:style-name="T10">bases</text:span>, <text:span text:style-name="T10">dictionary</text:span>):<text:line-break/><text:tab/><text:tab/><text:span text:style-name="T6">if</text:span> <text:span text:style-name="T9">"greetings"</text:span> <text:span text:style-name="T7">not</text:span> <text:span text:style-name="T7">in</text:span> dictionary:<text:line-break/><text:tab/><text:tab/><text:tab/>dictionary[<text:span text:style-name="T9">"greetings"</text:span>] <text:span text:style-name="T7">=</text:span> greetings<text:line-break/><text:tab/><text:tab/><text:tab/>obj <text:span text:style-name="T7">=</text:span> <text:span text:style-name="T12">super</text:span>()<text:span text:style-name="T7">.</text:span><text:span text:style-name="T12">__new__</text:span>(mcs, name, bases, dictionary)<text:line-break/><text:span text:style-name="T6">return</text:span> obj<text:line-break/><text:soft-page-break/><text:span text:style-name="T6">class</text:span> <text:span text:style-name="T13">My_Class1</text:span>(<text:span text:style-name="T10">metaclass</text:span><text:span text:style-name="T7">=</text:span><text:span text:style-name="T13">My_Meta</text:span>):<text:line-break/><text:tab/><text:span text:style-name="T6">pass</text:span><text:line-break/><text:line-break/><text:line-break/><text:span text:style-name="T6">class</text:span> <text:span text:style-name="T13">My_Class2</text:span>(<text:span text:style-name="T10">metaclass</text:span><text:span text:style-name="T7">=</text:span><text:span text:style-name="T13">My_Meta</text:span>):<text:line-break/><text:tab/><text:span text:style-name="T6">def</text:span> <text:span text:style-name="T8">greetings</text:span>(<text:span text:style-name="T10">self</text:span>):<text:line-break/><text:tab/><text:span text:style-name="T12">print</text:span>(<text:span text:style-name="T9">"We are ready to greet you!"</text:span>)<text:line-break/><text:line-break/>myobj1 <text:span text:style-name="T7">=</text:span> <text:span text:style-name="T8">My_Class1</text:span>()<text:line-break/>myobj1<text:span text:style-name="T7">.</text:span><text:span text:style-name="T8">greetings</text:span>()<text:line-break/>myobj2 <text:span text:style-name="T7">=</text:span> <text:span text:style-name="T8">My_Class2</text:span>()<text:line-break/>myobj2<text:span text:style-name="T7">.</text:span><text:span text:style-name="T8">greetings</text:span>()<text:line-break/><text:line-break/><text:span text:style-name="T2">#</text:span><text:span text:style-name="T1"> </text:span><text:span text:style-name="T2">------------------------- FIN ----------------------------------------------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ack" svg:font-family="Hack"/>
    <style:font-face style:name="Hack Nerd Font" svg:font-family="'Hack Nerd Font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SimSun1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line-height="125%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23T18:22:54.581000000</dc:date>
    <meta:editing-duration>PT4H3M46S</meta:editing-duration>
    <meta:editing-cycles>12</meta:editing-cycles>
    <meta:generator>LibreOffice/7.4.4.2$Windows_X86_64 LibreOffice_project/85569322deea74ec9134968a29af2df5663baa21</meta:generator>
    <meta:print-date>2023-06-21T15:33:28.936000000</meta:print-date>
    <meta:document-statistic meta:table-count="0" meta:image-count="0" meta:object-count="0" meta:page-count="13" meta:paragraph-count="9" meta:word-count="1864" meta:character-count="14112" meta:non-whitespace-character-count="11939"/>
  </office:meta>
</office:document-meta>
</file>